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VP </text:p>
      <text:p text:style-name="P8">Videojuego Reboot</text:p>
      <text:p text:style-name="P1"/>
      <text:p text:style-name="P2">Equipo: </text:p>
      <text:list xml:id="list1205614963178202075" text:style-name="L1">
        <text:list-item>
          <text:p text:style-name="P4">Óscar</text:p>
        </text:list-item>
        <text:list-item>
          <text:p text:style-name="P4">Jorge</text:p>
        </text:list-item>
      </text:list>
      <text:p text:style-name="P3"/>
      <text:p text:style-name="P2">Nombre del juego: <text:span text:style-name="T1">"XXXXXX"</text:span></text:p>
      <text:p text:style-name="P2"><text:span text:style-name="T1"/></text:p>
      <text:p text:style-name="P2">Tipo de juego: </text:p>
      <text:p text:style-name="P2"><text:span text:style-name="T1"/></text:p>
      <text:list xml:id="list9204800008946507311" text:style-name="L3">
        <text:list-header>
          <text:p text:style-name="P7"><text:span text:style-name="T2">La idea de nuestro juego sería imitar al famoso videojuego de "Pokemon". En nuestra versión, el personaje principal se moverá vertical y horizontalmente por un mundo en el que hay diferentes zonas a las que puede acceder: ciudad, bosque, lago, montaña... </text:span></text:p>
        </text:list-header>
      </text:list>
      <text:list xml:id="list4508534544305946556" text:style-name="L2">
        <text:list-header>
          <text:p text:style-name="P5"/>
          <text:p text:style-name="P5"><draw:frame draw:style-name="fr1" draw:name="gráficos2" text:anchor-type="as-char" svg:width="9.52cm" style:rel-width="56%" svg:height="9.765cm" style:rel-height="38%" draw:z-index="0"><draw:image xlink:href="https://www.giantbomb.com/a/uploads/scale_small/9/95666/1884586-pokemon_safari_zone_southwest_hoenn_universe.png" xlink:type="simple" xlink:show="embed" xlink:actuate="onLoad"/></draw:frame> </text:p>
          <text:p text:style-name="P5"/>
          <text:p text:style-name="P5">En cada una de estas zonas, nuestro personaje podrá cruzarse de manera aleatoria con un tipo de animal. Cuando ambos se encuentren, se cambiará la pantalla del juego a algo similar a la siguiente imagen: <text:s/></text:p>
        </text:list-header>
      </text:list>
      <text:p text:style-name="P3"><draw:frame draw:style-name="fr3" draw:name="gráficos3" text:anchor-type="paragraph" svg:x="1.448cm" svg:y="0.235cm" svg:width="7.142cm" style:rel-width="42%" svg:height="5.835cm" style:rel-height="22%" draw:z-index="2"><draw:image xlink:href="https://lpix.org/3034774/e1104.png" xlink:type="simple" xlink:show="embed" xlink:actuate="onLoad"/></draw:frame></text:p>
      <text:list xml:id="list36524267" text:continue-numbering="true" text:style-name="L2">
        <text:list-header>
          <text:p text:style-name="P5"><text:soft-page-break/>En esta pantalla se verá a nuestro personaje de espaldas y al animal que nos hayamos encontrado de frente. Junto al animal, aparecerá un cuadro de texto con su "nombre" y su "salud" (en porcentaje o barra). Debajo, aparecerá un mensaje que indicará que "nos hemos encontrado con X animal". </text:p>
          <text:p text:style-name="P5"/>
          <text:p text:style-name="P5">Seguidamente, aparecerá un menú que nos permitirá elegir entre dos opciones: "luchar" o "huir". Si elegimos la opción de "huir", volveremos a la pantalla del mapa y podremos seguir moviéndonos libremente por el mapa. </text:p>
          <text:p text:style-name="P5"/>
          <text:p text:style-name="P5">Si elegimos la opción de "luchar", aparecerá un pequeño menú en el que podremos elegir al animal que queramos de nuestra colección, iniciándose entonces una lucha entre nuestro animal y el que nos hemos encontrado. Durante la lucha, cada animal tendrá al lado un cuadro de texto con su "nombre" y su barra o porcentaje de "salud", que irá reduciéndose con cada ataque que reciba.</text:p>
          <text:p text:style-name="P5"/>
          <text:p text:style-name="P5"><draw:frame draw:style-name="fr2" draw:name="gráficos1" text:anchor-type="as-char" svg:width="7.87cm" svg:height="4.994cm" draw:z-index="1"><draw:image xlink:href="https://www.giantbomb.com/a/uploads/scale_small/0/9740/270122-pok_mon_firered_first_battle.png" xlink:type="simple" xlink:show="embed" xlink:actuate="onLoad"/></draw:frame></text:p>
          <text:p text:style-name="P5"/>
          <text:p text:style-name="P5">El objetivo del juego es debilitar lo suficiente al animal como para poder capturarlo e incluirlo en nuestra colección. </text:p>
        </text:list-header>
      </text:list>
      <text:p text:style-name="P3"/>
      <text:p text:style-name="P2">Tareas:</text:p>
      <text:list xml:id="list798162316054684847" text:style-name="L4">
        <text:list-item>
          <text:p text:style-name="P6">USBAT moverse por el mapa libremente en cualquier dirección. </text:p>
        </text:list-item>
        <text:list-item>
          <text:p text:style-name="P6">USBAT cruzarse con los animales en sus respectivas zonas de manera aleatoria. Es decir, ambas posiciones, la del jugador y la del animal, deben coincidir. </text:p>
        </text:list-item>
        <text:list-item>
          <text:p text:style-name="P6">USBAT cambiar la pantalla de "mapa" a la pantalla de "pelea" cuando coincida con el animal. </text:p>
        </text:list-item>
        <text:list-item>
          <text:p text:style-name="P6">USBAT ver la pantalla de pelea con un mensaje que indique que nuestro personaje "ha encontrado X animal". </text:p>
        </text:list-item>
        <text:list-item>
          <text:p text:style-name="P6">USBAT ver después de unos segundos, un cuadro de texto con un menú de dos opciones: "Luchar" y "Huir".</text:p>
        </text:list-item>
        <text:list-item>
          <text:p text:style-name="P6">USBAT elegir entre una de las dos opciones "Pelear" o "Huir". </text:p>
        </text:list-item>
        <text:list-item>
          <text:p text:style-name="P6">USBAT en caso de elegir la opción "Pelear", ver una lista con los diferentes animales que tiene en su colección</text:p>
        </text:list-item>
        <text:list-item>
          <text:p text:style-name="P6">USBAT elegir uno de los animales de su colección para iniciar la pelea. </text:p>
        </text:list-item>
        <text:list-item>
          <text:p text:style-name="P6">USBAT iniciar la pelea entre nuestro animal elegido y el animal que nos hemos encontrado. </text:p>
        </text:list-item>
        <text:list-item>
          <text:p text:style-name="P6">USBAT lanzar y recibir ataques. </text:p>
        </text:list-item>
        <text:list-item>
          <text:p text:style-name="P6">USBAT causar daño en el animal al atacarle. </text:p>
        </text:list-item>
        <text:list-item>
          <text:p text:style-name="P6">USBAT perder salud si recibe un ataque. </text:p>
        </text:list-item>
        <text:list-item>
          <text:p text:style-name="P6">USBAT capturar al animal cuando su salud sea inferior de un porcentaje concreto. </text:p>
        </text:list-item>
        <text:list-item>
          <text:p text:style-name="P6">USBAT incluir al animal capturado en su colección. <text:s/></text:p>
        </text:list-item>
        <text:list-item>
          <text:p text:style-name="P6">USBAT volver a la pantalla del "mapa" una vez haya terminado la pelea. </text:p>
        </text:list-item>
        <text:list-item>
          <text:p text:style-name="P6">USBAT seguir moviéndose por el mapa libremente hasta que se encuentre con otro anima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31S</meta:editing-duration>
    <meta:editing-cycles>5</meta:editing-cycles>
    <meta:generator>OpenOffice/4.1.14$Win32 OpenOffice.org_project/4114m1$Build-9811</meta:generator>
    <dc:date>2023-07-14T16:28:18.13</dc:date>
    <dc:creator>Jorge  Mora Martínez</dc:creator>
    <meta:document-statistic meta:table-count="0" meta:image-count="3" meta:object-count="0" meta:page-count="2" meta:paragraph-count="32" meta:word-count="498" meta:character-count="2840"/>
    <meta:user-defined meta:name="Info 1"/>
    <meta:user-defined meta:name="Info 2"/>
    <meta:user-defined meta:name="Info 3"/>
    <meta:user-defined meta:name="Info 4"/>
  </office:meta>
</office:document-meta>
</file>